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list-style-name="L1">
      <style:text-properties fo:font-size="18pt" style:font-size-asian="18pt" style:font-size-complex="18pt"/>
    </style:style>
    <style:style style:name="P3" style:family="paragraph" style:parent-style-name="Standard" style:list-style-name="L2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047ac4" officeooo:paragraph-rsid="00047ac4" style:font-size-asian="18pt" style:font-size-complex="18pt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</text:p>
      <text:p text:style-name="P1">Name 2:</text:p>
      <text:p text:style-name="P4"/>
      <text:p text:style-name="P1"/>
      <text:p text:style-name="P1">We have two relations, Products(maker, model, type) and PC(model, speed, ram, hd, price)</text:p>
      <text:p text:style-name="P1"/>
      <text:p text:style-name="P1">Sketch the following transactions, including SQL statements. Do not forget to issue BEGIN TRANSACTION, COMMIT, ROLLBACK statements at the proper times.</text:p>
      <text:p text:style-name="P1"/>
      <text:p text:style-name="P1">a) Given a speed and amout of RAM (as arguments to the function) look up the PC with that speed and RAM, printing the model number and price of each.</text:p>
      <text:p text:style-name="P1"/>
      <text:p text:style-name="P1">b) Given a model number, delete the tuple for that model from both PC and Product.</text:p>
      <text:p text:style-name="P1"/>
      <text:list xml:id="list2575477953647737594" text:style-name="L1">
        <text:list-item>
          <text:p text:style-name="P2">Given a model number, decrease the price of that model PC by 100.</text:p>
        </text:list-item>
      </text:list>
      <text:list xml:id="list6149174158231685050" text:style-name="L2">
        <text:list-header>
          <text:p text:style-name="P3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</meta:initial-creator>
    <meta:creation-date>2012-07-13T11:45:26</meta:creation-date>
    <dc:date>2014-03-12T10:04:37.240575252</dc:date>
    <dc:creator>dmg </dc:creator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8" meta:word-count="98" meta:character-count="552" meta:non-whitespace-character-count="461"/>
  </office:meta>
</office:document-meta>
</file>